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font-weight="bold" fo:background-color="#ffffff" style:font-size-asian="14pt" style:font-weight-asian="bold" style:font-name-complex="Arial" style:font-size-complex="14pt" style:font-weight-complex="bold"/>
    </style:style>
    <style:style style:name="P2"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style>
    <style:style style:name="P3"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 fo:font-size="14pt" fo:font-weight="bold" style:font-size-asian="14pt" style:font-weight-asian="bold" style:font-size-complex="14pt" style:font-weight-complex="bold"/>
    </style:style>
    <style:style style:name="P4" style:family="paragraph" style:parent-style-name="Normal">
      <style:paragraph-properties fo:line-height="115%" fo:text-align="justify" style:justify-single-word="false"/>
    </style:style>
    <style:style style:name="P5" style:family="paragraph" style:parent-style-name="Normal">
      <style:paragraph-properties fo:line-height="115%" fo:text-align="justify" style:justify-single-word="false"/>
      <style:text-properties style:font-name="Kreon" fo:font-size="1pt" fo:font-weight="bold" style:font-name-asian="Lucida Bright" style:font-size-asian="1pt" style:font-weight-asian="bold" style:font-name-complex="Lucida Bright" style:font-size-complex="1pt" style:font-weight-complex="bold"/>
    </style:style>
    <style:style style:name="P6" style:family="paragraph" style:parent-style-name="Normal">
      <style:paragraph-properties fo:line-height="115%" fo:text-align="justify" style:justify-single-word="false"/>
      <style:text-properties style:font-name="Kreon" fo:font-size="1pt" style:font-name-asian="Lucida Bright" style:font-size-asian="1pt" style:font-name-complex="Lucida Bright" style:font-size-complex="1pt"/>
    </style:style>
    <style:style style:name="P7" style:family="paragraph" style:parent-style-name="Normal">
      <style:paragraph-properties fo:line-height="115%" fo:text-align="justify" style:justify-single-word="false"/>
      <style:text-properties style:font-name="Kreon" fo:font-size="1pt" style:font-size-asian="1pt" style:font-size-complex="1pt"/>
    </style:style>
    <style:style style:name="P8" style:family="paragraph" style:parent-style-name="Normal">
      <style:paragraph-properties fo:line-height="115%" fo:text-align="justify" style:justify-single-word="false"/>
      <style:text-properties style:font-name="Kreon" fo:font-size="13pt" style:font-name-asian="Lucida Bright" style:font-size-asian="13pt" style:font-name-complex="Lucida Bright" style:font-size-complex="13pt"/>
    </style:style>
    <style:style style:name="P9" style:family="paragraph" style:parent-style-name="Normal">
      <style:paragraph-properties fo:line-height="115%" fo:text-align="justify" style:justify-single-word="false"/>
      <style:text-properties style:font-name="Kreon" fo:font-size="13pt" style:font-size-asian="13pt" style:font-size-complex="13pt"/>
    </style:style>
    <style:style style:name="P10" style:family="paragraph" style:parent-style-name="Normal">
      <style:paragraph-properties fo:line-height="115%" fo:text-align="justify" style:justify-single-word="false"/>
      <style:text-properties style:font-name="Kreon" fo:font-size="14pt" fo:font-weight="bold" style:font-size-asian="14pt" style:font-weight-asian="bold" style:font-size-complex="14pt" style:font-weight-complex="bold"/>
    </style:style>
    <style:style style:name="P11" style:family="paragraph" style:parent-style-name="Normal">
      <style:paragraph-properties fo:line-height="115%" fo:text-align="justify" style:justify-single-word="false"/>
      <style:text-properties style:font-name="Kreon" fo:font-size="14pt" fo:font-weight="bold" style:font-name-asian="Lucida Bright" style:font-size-asian="14pt" style:font-weight-asian="bold" style:font-name-complex="Lucida Bright" style:font-size-complex="14pt" style:font-weight-complex="bold"/>
    </style:style>
    <style:style style:name="P12" style:family="paragraph" style:parent-style-name="Normal">
      <style:paragraph-properties fo:line-height="115%" fo:text-align="justify" style:justify-single-word="false"/>
      <style:text-properties style:font-name="Kreon" fo:font-size="12pt" style:font-size-asian="12pt" style:font-size-complex="12pt"/>
    </style:style>
    <style:style style:name="P13" style:family="paragraph" style:parent-style-name="Normal_20__28_Web_29_" style:master-page-name="MP0">
      <loext:graphic-properties draw:fill="solid" draw:fill-color="#ffffff" draw:opacity="100%"/>
      <style:paragraph-properties fo:margin-top="0.0835in" fo:margin-bottom="0.0835in" loext:contextual-spacing="false" fo:line-height="115%" fo:text-align="center" style:justify-single-word="false" style:page-number="auto" fo:break-before="page" fo:background-color="#ffffff"/>
      <style:text-properties fo:color="#202122" style:font-name="Kreon" fo:font-size="26pt" fo:font-weight="bold" fo:background-color="#ffffff" style:font-size-asian="26pt" style:font-weight-asian="bold" style:font-name-complex="Arial" style:font-size-complex="26pt" style:font-weight-complex="bold"/>
    </style:style>
    <style:style style:name="P14" style:family="paragraph" style:parent-style-name="Normal">
      <style:paragraph-properties fo:line-height="115%" fo:text-align="justify" style:justify-single-word="false"/>
    </style:style>
    <style:style style:name="P15" style:family="paragraph" style:parent-style-name="Normal">
      <style:paragraph-properties fo:line-height="115%" fo:text-align="justify" style:justify-single-word="false"/>
      <style:text-properties style:font-name="Kreon" fo:font-size="12pt" style:font-size-asian="12pt" style:font-size-complex="12pt"/>
    </style:style>
    <style:style style:name="P16" style:family="paragraph" style:parent-style-name="Normal" style:list-style-name="L1">
      <style:paragraph-properties fo:margin-top="0in" fo:margin-bottom="0.0319in" loext:contextual-spacing="false" fo:line-height="115%" fo:text-align="justify" style:justify-single-word="false"/>
    </style:style>
    <style:style style:name="T1" style:family="text">
      <style:text-properties fo:color="#202122" style:font-name="Kreon" fo:font-size="13pt" fo:background-color="#ffffff" loext:char-shading-value="0" style:font-size-asian="13pt" style:font-name-complex="Arial" style:font-size-complex="13pt"/>
    </style:style>
    <style:style style:name="T2" style:family="text">
      <style:text-properties fo:color="#202122" style:font-name="Kreon" fo:font-size="13pt" fo:font-weight="bold" fo:background-color="#ffffff" loext:char-shading-value="0" style:font-size-asian="13pt" style:font-weight-asian="bold" style:font-name-complex="Arial" style:font-size-complex="13pt" style:font-weight-complex="bold"/>
    </style:style>
    <style:style style:name="T3" style:family="text">
      <style:text-properties style:font-name="Kreon" fo:font-size="13pt" fo:background-color="#ffffff" loext:char-shading-value="0" style:font-size-asian="13pt" style:font-name-complex="Arial" style:font-size-complex="13pt"/>
    </style:style>
    <style:style style:name="T4" style:family="text">
      <style:text-properties style:font-name="Kreon" fo:font-size="13pt" fo:background-color="#ffffff" loext:char-shading-value="0" style:font-size-asian="13pt" style:font-size-complex="13pt"/>
    </style:style>
    <style:style style:name="T5" style:family="text">
      <style:text-properties style:font-name="Kreon" fo:font-size="13pt" style:font-size-asian="13pt" style:font-size-complex="13pt"/>
    </style:style>
    <style:style style:name="T6" style:family="text">
      <style:text-properties style:font-name="Kreon" fo:font-size="13pt" officeooo:rsid="00111833" style:font-size-asian="13pt" style:font-size-complex="13pt"/>
    </style:style>
    <style:style style:name="T7" style:family="text">
      <style:text-properties style:font-name="Kreon" fo:font-size="13pt" fo:font-weight="bold" style:font-name-asian="Lucida Bright" style:font-size-asian="13pt" style:font-weight-asian="bold" style:font-name-complex="Lucida Bright" style:font-size-complex="13pt" style:font-weight-complex="bold"/>
    </style:style>
    <style:style style:name="T8" style:family="text">
      <style:text-properties style:font-name="Kreon" fo:font-size="13pt" fo:font-weight="bold" style:font-size-asian="13pt" style:font-weight-asian="bold" style:font-size-complex="13pt" style:font-weight-complex="bold"/>
    </style:style>
    <style:style style:name="T9" style:family="text">
      <style:text-properties style:font-name="Kreon" fo:font-size="13pt" fo:font-weight="bold" fo:background-color="#ffffff" loext:char-shading-value="0" style:font-size-asian="13pt" style:font-weight-asian="bold" style:font-size-complex="13pt" style:font-weight-complex="bold"/>
    </style:style>
    <style:style style:name="T10" style:family="text">
      <style:text-properties style:font-name="Kreon" fo:font-size="13pt" style:font-name-asian="Lucida Bright" style:font-size-asian="13pt" style:font-name-complex="Lucida Bright" style:font-size-complex="13pt"/>
    </style:style>
    <style:style style:name="T11" style:family="text">
      <style:text-properties style:font-name="Kreon" fo:font-size="14pt" fo:font-weight="bold" style:font-name-asian="Lucida Bright" style:font-size-asian="14pt" style:font-weight-asian="bold" style:font-name-complex="Lucida Bright" style:font-size-complex="14pt" style:font-weight-complex="bold"/>
    </style:style>
    <style:style style:name="T12" style:family="text">
      <style:text-properties style:font-name="Kreon" fo:font-size="14pt" fo:font-weight="bold" officeooo:rsid="0014dbc0" style:font-name-asian="Lucida Bright" style:font-size-asian="14pt" style:font-weight-asian="bold" style:font-name-complex="Lucida Bright" style:font-size-complex="14pt" style:font-weight-complex="bold"/>
    </style:style>
    <style:style style:name="T13" style:family="text">
      <style:text-properties style:font-name="Kreon" fo:font-size="14pt" fo:font-weight="bold" fo:background-color="#ffffff" loext:char-shading-value="0" style:font-size-asian="14pt" style:font-weight-asian="bold" style:font-size-complex="14pt" style:font-weight-complex="bold"/>
    </style:style>
    <style:style style:name="T14" style:family="text">
      <style:text-properties style:font-name="Kreon" fo:font-size="14pt" fo:font-weight="bold" officeooo:rsid="0014dbc0" fo:background-color="#ffffff" loext:char-shading-value="0" style:font-size-asian="14pt" style:font-weight-asian="bold" style:font-size-complex="14pt" style:font-weight-complex="bold"/>
    </style:style>
    <style:style style:name="T15" style:family="text">
      <style:text-properties style:use-window-font-color="true" style:font-name="Kreon" fo:font-size="13pt" style:text-underline-style="none" fo:background-color="#ffffff" loext:char-shading-value="0" style:font-size-asian="13pt" style:font-name-complex="Arial" style:font-size-complex="13pt"/>
    </style:style>
    <style:style style:name="T16" style:family="text">
      <style:text-properties fo:color="#333333" style:font-name="Kreon" fo:font-size="13pt" fo:background-color="#ffffff" loext:char-shading-value="0" style:font-size-asian="13pt" style:font-size-complex="13pt"/>
    </style:style>
    <style:style style:name="T17" style:family="text">
      <style:text-properties officeooo:rsid="0014dbc0"/>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41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4917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7417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99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blématique</text:p>
      <text:p text:style-name="P1"/>
      <text:p text:style-name="P1"><text:span text:style-name="T17">1.1 </text:span>Le système éducatif marocain en bref </text:p>
      <text:p text:style-name="P2"><text:span text:style-name="Police_20_par_20_défaut"><text:span text:style-name="T1">Le système éducatif marocain</text:span></text:span><text:span text:style-name="Police_20_par_20_défaut"><text:span text:style-name="T2"> </text:span></text:span><text:span text:style-name="Police_20_par_20_défaut"><text:span text:style-name="T1">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3">L'</text:span></text:span><text:a xlink:type="simple" xlink:href="https://fr.wikipedia.org/wiki/Enseignement_secondaire" office:target-frame-name="_top" xlink:show="replace" text:style-name="Internet_20_link" text:visited-style-name="Visited_20_Internet_20_Link"><text:span text:style-name="Lien_20_hypertexte"><text:span text:style-name="T15">enseignement secondaire</text:span></text:span></text:a><text:span text:style-name="Police_20_par_20_défaut"><text:span text:style-name="T1">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2"/>
      <text:p text:style-name="P3"><text:span text:style-name="T17">1.2 </text:span>Les défauts du système éducatif marocain</text:p>
      <text:p text:style-name="P4"><text:span text:style-name="Police_20_par_20_défaut"><text:span text:style-name="T5">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7">25%</text:span></text:span><text:span text:style-name="Police_20_par_20_défaut"><text:span text:style-name="T10"> c’est le pourcentage d’enfants qui sortent du cycle primaire chaque année avec des acquis fragiles et insuffisants, en lecture, mathématique et écriture. A ces </text:span></text:span><text:span text:style-name="Police_20_par_20_défaut"><text:span text:style-name="T7">25%</text:span></text:span><text:span text:style-name="Police_20_par_20_défaut"><text:span text:style-name="T10"> d’enfants s’ajoutent </text:span></text:span><text:span text:style-name="Police_20_par_20_défaut"><text:span text:style-name="T7">15%</text:span></text:span><text:span text:style-name="Police_20_par_20_défaut"><text:span text:style-name="T10"> d’enfants qui sortiront chaque année du primaire en n’ayant pas les acquis de base, ce qui nous fait un total de </text:span></text:span><text:span text:style-name="Police_20_par_20_défaut"><text:span text:style-name="T7">40%</text:span></text:span><text:span text:style-name="Police_20_par_20_défaut"><text:span text:style-name="T10"> d’enfants chaque année, soit environ </text:span></text:span><text:span text:style-name="Police_20_par_20_défaut"><text:span text:style-name="T7">300,000</text:span></text:span><text:span text:style-name="Police_20_par_20_défaut"><text:span text:style-name="T10"> élèves sortent du primaire avec des graves lacunes « </text:span></text:span><text:span text:style-name="Police_20_par_20_défaut"><text:span text:style-name="T7">rapport du haut conseil de l’éducation </text:span></text:span><text:span text:style-name="Police_20_par_20_défaut"><text:span text:style-name="T10">», et ce rapport précise que ces lacunes les empêcheront de poursuivre une scolarité normale au collège.</text:span></text:span></text:p>
      <text:p text:style-name="P4"/>
      <text:p text:style-name="P4"><text:span text:style-name="Police_20_par_20_défaut"><text:span text:style-name="T12">1.3 </text:span></text:span><text:span text:style-name="Police_20_par_20_défaut"><text:span text:style-name="T11">Les mécanismes d’apprentissage</text:span></text:span></text:p>
      <text:p text:style-name="P5"/>
      <text:p text:style-name="P8">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text:soft-page-break/>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8"/>
      <text:p text:style-name="P10"><text:span text:style-name="T17">1.4 </text:span>Le problème réel</text:p>
      <text:p text:style-name="P6"/>
      <text:p text:style-name="P8">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8">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8">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8"/>
      <text:p text:style-name="P11"><text:span text:style-name="T17">1.5 </text:span>Pourquoi investir dans l’éducation préscolaire ?</text:p>
      <text:p text:style-name="P5"/>
      <text:p text:style-name="P9">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12"/>
      <text:p text:style-name="P12"/>
      <text:p text:style-name="P10"><text:soft-page-break/><text:span text:style-name="T17">1.6 </text:span>Questions de la problématique</text:p>
      <text:p text:style-name="P7"/>
      <text:p text:style-name="P4"><text:span text:style-name="Police_20_par_20_défaut"><text:span text:style-name="T5">Plusieurs questions se posent à cause de cette problématique, dans quelle mesure l’apprentissage des enfants, est-il une nécessité ? </text:span></text:span><text:span text:style-name="Police_20_par_20_défaut"><text:span text:style-name="T4">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4"/>
      <text:p text:style-name="P4"><text:span text:style-name="Police_20_par_20_défaut"><text:span text:style-name="T14">1.7 </text:span></text:span><text:span text:style-name="Police_20_par_20_défaut"><text:span text:style-name="T13">La digitalisation de la pédagogie Montessori </text:span></text:span></text:p>
      <text:p text:style-name="P4"><text:span text:style-name="Police_20_par_20_défaut"><text:span text:style-name="T5">Les découvertes en neurosciences confirment ce que </text:span></text:span><text:span text:style-name="Police_20_par_20_défaut"><text:span text:style-name="T8">Maria Montessori </text:span></text:span><text:span text:style-name="Police_20_par_20_défaut"><text:span text:style-name="T5">(Voir chapitre suivant) avait commencé à explorer il y a déjà plus de cent ans. </text:span></text:span><text:span text:style-name="Police_20_par_20_défaut"><text:span text:style-name="T8">Steve Hughes</text:span></text:span><text:span text:style-name="Police_20_par_20_défaut"><text:span text:style-name="T5">,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4"><text:span text:style-name="Police_20_par_20_défaut"><text:span text:style-name="T5">C’est la méthodologie Montessori qui renforce bel et bien le développement neurologique. Voici ce qu’ont découvert les neurosciences :</text:span></text:span></text:p>
      <text:list xml:id="list2438654529" text:style-name="L1">
        <text:list-item>
          <text:p text:style-name="P16"><text:span text:style-name="Police_20_par_20_défaut"><text:span text:style-name="T5">Les mains sont l’instrument du cerveau</text:span></text:span></text:p>
        </text:list-item>
        <text:list-item>
          <text:p text:style-name="P16"><text:span text:style-name="Police_20_par_20_défaut"><text:span text:style-name="T5">L’expérimentation naturelle renforce les capacités et compétences</text:span></text:span></text:p>
        </text:list-item>
        <text:list-item>
          <text:p text:style-name="P16"><text:span text:style-name="Police_20_par_20_défaut"><text:span text:style-name="T5">Les fonctions exécutives permettent de manipuler des idées mentalement</text:span></text:span></text:p>
        </text:list-item>
        <text:list-item>
          <text:p text:style-name="P16"><text:span text:style-name="Police_20_par_20_défaut"><text:span text:style-name="T5">Les périodes sensibles ou les fenêtres de l’opportunité dans l’enfance</text:span></text:span></text:p>
        </text:list-item>
        <text:list-item>
          <text:p text:style-name="P16"><text:span text:style-name="Police_20_par_20_défaut"><text:span text:style-name="T5">Les neurones miroirs comme base de l’apprentissage</text:span></text:span></text:p>
        </text:list-item>
      </text:list>
      <text:p text:style-name="P4"><text:span text:style-name="Police_20_par_20_défaut"><text:span text:style-name="T5">En somme quatre facteurs facilitent l’apprentissage : l’attention, l’engagement actif, le test ou retour d’information et la consolidation des acquis.</text:span></text:span></text:p>
      <text:p text:style-name="P4"><text:span text:style-name="Police_20_par_20_défaut"><text:span text:style-name="T4">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4"><text:span text:style-name="Police_20_par_20_défaut"><text:span text:style-name="T4">Il nous a paru tout naturel d’utiliser cette formidable opportunité qu’offre le digital pour digitaliser cette pédagogie sous la forme d'une application mobile, ce qui </text:span></text:span><text:span text:style-name="Police_20_par_20_défaut"><text:span text:style-name="T9">l’objectif de notre projet</text:span></text:span><text:span text:style-name="Police_20_par_20_défaut"><text:span text:style-name="T4">.</text:span></text:span></text:p>
      <text:p text:style-name="P4"><text:span text:style-name="Police_20_par_20_défaut"><text:span text:style-name="T5">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4"><text:span text:style-name="Police_20_par_20_défaut"><text:span text:style-name="T5">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itre_20_3" style:display-name="Titre 3" style:family="paragraph" style:parent-style-name="Normal" style:default-outline-level="3">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fo:hyphenate="tru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style:style>
    <style:style style:name="mw-headline" style:family="text" style:parent-style-name="Police_20_par_20_défau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15T14:38:00Z</meta:creation-date>
    <dc:date>2020-05-18T18:37:21.490854105</dc:date>
    <meta:editing-cycles>28</meta:editing-cycles>
    <meta:editing-duration>PT3H32M57S</meta:editing-duration>
    <meta:document-statistic meta:table-count="0" meta:image-count="0" meta:object-count="0" meta:page-count="3" meta:paragraph-count="28" meta:word-count="1219" meta:character-count="7885" meta:non-whitespace-character-count="6690"/>
    <meta:template xlink:type="simple" xlink:actuate="onRequest" xlink:title="" xlink:href="Normal.dotm"/>
  </office:meta>
</office:document-meta>
</file>